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2325b7"/>
    </style:style>
    <style:style style:name="P2" style:family="paragraph" style:parent-style-name="Text_20_body" style:list-style-name="L1">
      <style:text-properties officeooo:paragraph-rsid="002325b7"/>
    </style:style>
    <style:style style:name="P3" style:family="paragraph" style:parent-style-name="Text_20_body" style:list-style-name="L2">
      <style:text-properties fo:color="#cccccc" officeooo:paragraph-rsid="002325b7"/>
    </style:style>
    <style:style style:name="P4" style:family="paragraph" style:parent-style-name="Text_20_body" style:list-style-name="L5">
      <style:text-properties fo:color="#000000" officeooo:paragraph-rsid="002325b7"/>
    </style:style>
    <style:style style:name="P5" style:family="paragraph" style:parent-style-name="Text_20_body" style:list-style-name="L3">
      <style:paragraph-properties fo:margin-top="0cm" fo:margin-bottom="0.152cm" loext:contextual-spacing="false"/>
      <style:text-properties fo:color="#000000" officeooo:paragraph-rsid="002325b7"/>
    </style:style>
    <style:style style:name="P6" style:family="paragraph" style:parent-style-name="Text_20_body" style:list-style-name="L3">
      <style:paragraph-properties fo:margin-top="0cm" fo:margin-bottom="0.152cm" loext:contextual-spacing="false"/>
      <style:text-properties fo:font-variant="normal" fo:text-transform="none" fo:color="#000000" style:font-name="Times New Roman" fo:font-size="12pt" fo:letter-spacing="normal" fo:font-style="normal" fo:font-weight="normal" officeooo:paragraph-rsid="0026693b" style:font-size-asian="12pt" style:font-size-complex="12pt"/>
    </style:style>
    <style:style style:name="P7" style:family="paragraph" style:parent-style-name="Text_20_body" style:list-style-name="L3">
      <style:paragraph-properties fo:margin-top="0cm" fo:margin-bottom="0.152cm" loext:contextual-spacing="false"/>
      <style:text-properties fo:font-variant="normal" fo:text-transform="none" fo:color="#000000" style:font-name="Times New Roman" fo:font-size="12pt" fo:letter-spacing="normal" fo:font-style="normal" fo:font-weight="normal" officeooo:rsid="0026693b" officeooo:paragraph-rsid="0026693b" style:font-size-asian="12pt" style:font-size-complex="12pt"/>
    </style:style>
    <style:style style:name="P8" style:family="paragraph" style:parent-style-name="Text_20_body" style:list-style-name="L3">
      <style:paragraph-properties fo:margin-top="0cm" fo:margin-bottom="0.152cm" loext:contextual-spacing="false"/>
      <style:text-properties fo:font-variant="normal" fo:text-transform="none" fo:color="#000000" style:font-name="Times New Roman" fo:font-size="12pt" fo:letter-spacing="normal" fo:font-style="normal" fo:font-weight="normal" officeooo:rsid="00274abc" officeooo:paragraph-rsid="00274abc" style:font-size-asian="12pt" style:font-size-complex="12pt"/>
    </style:style>
    <style:style style:name="P9" style:family="paragraph" style:parent-style-name="Text_20_body" style:list-style-name="L3">
      <style:paragraph-properties fo:margin-top="0cm" fo:margin-bottom="0.152cm" loext:contextual-spacing="false"/>
      <style:text-properties officeooo:paragraph-rsid="002325b7"/>
    </style:style>
    <style:style style:name="P10" style:family="paragraph" style:parent-style-name="Text_20_body" style:list-style-name="L3">
      <style:paragraph-properties fo:margin-top="0cm" fo:margin-bottom="0.152cm" loext:contextual-spacing="false"/>
      <style:text-properties officeooo:paragraph-rsid="00290cea"/>
    </style:style>
    <style:style style:name="P11" style:family="paragraph" style:parent-style-name="Text_20_body" style:list-style-name="L4">
      <style:paragraph-properties fo:margin-top="0cm" fo:margin-bottom="0.152cm" loext:contextual-spacing="false"/>
      <style:text-properties officeooo:paragraph-rsid="002325b7"/>
    </style:style>
    <style:style style:name="P12" style:family="paragraph" style:parent-style-name="Text_20_body" style:list-style-name="L4">
      <style:paragraph-properties fo:margin-top="0cm" fo:margin-bottom="0.152cm" loext:contextual-spacing="false"/>
      <style:text-properties officeooo:paragraph-rsid="00290cea"/>
    </style:style>
    <style:style style:name="P13" style:family="paragraph" style:parent-style-name="Text_20_body" style:list-style-name="L4">
      <style:paragraph-properties fo:margin-top="0cm" fo:margin-bottom="0.152cm" loext:contextual-spacing="false"/>
      <style:text-properties officeooo:paragraph-rsid="0029811c"/>
    </style:style>
    <style:style style:name="P14" style:family="paragraph" style:parent-style-name="Text_20_body" style:list-style-name="L4">
      <style:paragraph-properties fo:margin-top="0cm" fo:margin-bottom="0.152cm" loext:contextual-spacing="false"/>
      <style:text-properties officeooo:rsid="001a4f96" officeooo:paragraph-rsid="002325b7"/>
    </style:style>
    <style:style style:name="P15" style:family="paragraph" style:parent-style-name="Heading_20_3">
      <style:paragraph-properties fo:margin-left="0cm" fo:margin-right="0cm" fo:text-indent="-1.27cm" style:auto-text-indent="false" fo:break-before="page"/>
      <style:text-properties officeooo:paragraph-rsid="002325b7"/>
    </style:style>
    <style:style style:name="P16" style:family="paragraph" style:parent-style-name="Heading_20_4">
      <style:text-properties officeooo:paragraph-rsid="002325b7"/>
    </style:style>
    <style:style style:name="P17" style:family="paragraph" style:parent-style-name="Heading_20_4">
      <style:paragraph-properties fo:margin-top="0.229cm" fo:margin-bottom="0.203cm" loext:contextual-spacing="false"/>
      <style:text-properties officeooo:paragraph-rsid="002325b7"/>
    </style:style>
    <style:style style:name="P18" style:family="paragraph" style:parent-style-name="Heading_20_2">
      <style:paragraph-properties fo:break-before="page"/>
      <style:text-properties officeooo:paragraph-rsid="002325b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25b7"/>
    </style:style>
    <style:style style:name="T3" style:family="text">
      <style:text-properties officeooo:rsid="0026693b"/>
    </style:style>
    <style:style style:name="T4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style:font-name="Times New Roman" fo:font-size="12pt" fo:letter-spacing="normal" fo:font-style="normal" fo:font-weight="normal" officeooo:rsid="0026693b" style:font-size-asian="12pt" style:font-size-complex="12pt"/>
    </style:style>
    <style:style style:name="T6" style:family="text">
      <style:text-properties officeooo:rsid="00290cea"/>
    </style:style>
    <style:style style:name="T7" style:family="text">
      <style:text-properties officeooo:rsid="002981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2"><text:span text:style-name="T2">1. </text:span>General Build Tips</text:h>
      <text:list xml:id="list7363373005412406135" text:style-name="L1">
        <text:list-item>
          <text:p text:style-name="P2">X is left / right. Y is backwards / forwards. Z is up / down.</text:p>
        </text:list-item>
        <text:list-item>
          <text:p text:style-name="P2">De-grease the rods. Acetone or methylated spirit works. <text:span text:style-name="T7">Dont worrie they will be oiled later.</text:span></text:p>
        </text:list-item>
        <text:list-item>
          <text:p text:style-name="P2">All screws have a plain washer where they meet the plastic/<text:span text:style-name="T6">sheets</text:span>, to spread the load and prevent the plastic being chewed up by the rotation of the screw head. Most fixings have a captive Nyloc nut to prevent them vibrating loose. <text:span text:style-name="T1">It is very important that the nut is fully seated in the nut trap while the screw is inserted.</text:span> They are quite a tight fit, so sometimes it is necessary to pull or push them in with a long screw. </text:p>
        </text:list-item>
        <text:list-item>
          <text:p text:style-name="P2">The X and Y bar clamps should not be over tightened, i.e. <text:span text:style-name="T1">do not close the gap fully or the parts will break</text:span>. The Y and Z bars only need a light clamping force because the only force trying to slide them is the bearing friction. </text:p>
        </text:list-item>
        <text:list-item>
          <text:p text:style-name="P2">Washers tend to have a smooth side and a side with a burr from being stamped out. Make sure the smooth side faces bearings and belts.</text:p>
          <text:p text:style-name="P2"/>
        </text:list-item>
      </text:list>
      <text:p text:style-name="P1"/>
      <text:list xml:id="list2314899733597949195" text:style-name="L2">
        <text:list-item>
          <text:p text:style-name="P3"/>
        </text:list-item>
      </text:list>
      <text:h text:style-name="P15" text:outline-level="3" text:is-list-header="true"><text:bookmark-start text:name="__RefHeading__10139_932170812"/>Tools Required<text:bookmark-end text:name="__RefHeading__10139_932170812"/></text:h>
      <text:list xml:id="list3245921475907290698" text:style-name="L3">
        <text:list-item>
          <text:p text:style-name="P5"><text:span text:style-name="T4">Allen keys: 2.5mm </text:span><text:span text:style-name="T5">&amp;</text:span><text:span text:style-name="T4"> 3mm</text:span></text:p>
        </text:list-item>
        <text:list-item>
          <text:p text:style-name="P6">Needle nose pliers.</text:p>
        </text:list-item>
        <text:list-item>
          <text:p text:style-name="P7">8mm sharp drill bit</text:p>
        </text:list-item>
        <text:list-item>
          <text:p text:style-name="P7">Drill with variable speed</text:p>
        </text:list-item>
        <text:list-item>
          <text:p text:style-name="P7">Small hammer</text:p>
        </text:list-item>
        <text:list-item>
          <text:p text:style-name="P7">Marker or pen</text:p>
        </text:list-item>
        <text:list-item>
          <text:p text:style-name="P8">M3 tap</text:p>
        </text:list-item>
        <text:list-item>
          <text:p text:style-name="P9">Wire cutters.</text:p>
        </text:list-item>
        <text:list-item>
          <text:p text:style-name="P9"><text:span text:style-name="T6">W</text:span>ire strippers.</text:p>
        </text:list-item>
        <text:list-item>
          <text:p text:style-name="P10"><text:span text:style-name="T6">Crimp tool for dupont connectors – You can solder but its not nearly as good as crimping</text:span></text:p>
        </text:list-item>
      </text:list>
      <text:h text:style-name="P17" text:outline-level="4"><text:bookmark-start text:name="__RefHeading__10143_932170812"/>Recommended<text:bookmark-end text:name="__RefHeading__10143_932170812"/></text:h>
      <text:list xml:id="list2248140506117351258" text:style-name="L4">
        <text:list-item>
          <text:p text:style-name="P11">Multi-meter </text:p>
        </text:list-item>
        <text:list-item>
          <text:p text:style-name="P12">Digital callipers.</text:p>
        </text:list-item>
        <text:list-item>
          <text:p text:style-name="P13">Dial gauge <text:span text:style-name="T7">and/or Set of feeler blades(to level the bed more - precise than paper method)</text:span></text:p>
        </text:list-item>
        <text:list-item>
          <text:p text:style-name="P14">Heat gun for heat shrink tubing… far better than lighter or soldering iron</text:p>
        </text:list-item>
        <text:list-item>
          <text:p text:style-name="P14">Ruler and square. Even thou it should be 90 degrees, it does not hurt to check.</text:p>
        </text:list-item>
      </text:list>
      <text:h text:style-name="P16" text:outline-level="4"><text:bookmark-start text:name="__RefHeading__10849_932170812"/>Consumables <text:bookmark-end text:name="__RefHeading__10849_932170812"/></text:h>
      <text:list xml:id="list179902296035279537" text:style-name="L5">
        <text:list-item>
          <text:p text:style-name="P4">oil, <text:s/>white lithium grease, <text:span text:style-name="T3">alcohol (for cleaning bed)</text:span>, lint free wip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4-09T09:22:12.610000000</dc:date>
    <meta:editing-duration>PT1H42M55S</meta:editing-duration>
    <meta:editing-cycles>9</meta:editing-cycles>
    <meta:generator>LibreOffice/5.2.6.2$Windows_x86 LibreOffice_project/a3100ed2409ebf1c212f5048fbe377c281438fdc</meta:generator>
    <meta:document-statistic meta:table-count="0" meta:image-count="0" meta:object-count="0" meta:page-count="2" meta:paragraph-count="27" meta:word-count="316" meta:character-count="1601" meta:non-whitespace-character-count="1327"/>
  </office:meta>
</office:document-meta>
</file>